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5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6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7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19" style:family="text">
      <style:text-properties fo:color="#ff0000"/>
    </style:style>
    <style:style style:name="T20" style:family="text">
      <style:text-properties style:text-position="33% 58%"/>
    </style:style>
    <style:style style:name="T21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5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5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5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5">x</text:span><text:span text:style-name="T26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3">x</text:span><text:span text:style-name="T14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5">y</text:span><text:span text:style-name="T16"> = 0.0004822862</text:span><text:span text:style-name="T17">x</text:span><text:span text:style-name="T18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rchosauria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078389131<text:span text:style-name="T19">x</text:span><text:span text:style-name="T20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marsupialia</text:p>
          </table:table-cell>
          <table:table-cell table:style-name="ce15" office:value-type="string" calcext:value-type="string">
            <text:p>Based on herbivorous marsupial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224440978<text:span text:style-name="T19">x</text:span><text:span text:style-name="T20">2.2193247015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06312472632" calcext:value-type="percentage">
            <text:p>50.6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076217107<text:span text:style-name="T19">x</text:span><text:span text:style-name="T20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rchosauria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014342026<text:span text:style-name="T19">x</text:span><text:span text:style-name="T20">3.015755317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13862985309" calcext:value-type="percentage">
            <text:p>81.3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1">y</text:span><text:span text:style-name="T22"> = 0.0251303814</text:span><text:span text:style-name="T23">x</text:span><text:span text:style-name="T24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10T12:58:47.448580313</dc:date>
    <dc:creator>Piotr Bajdek</dc:creator>
    <meta:editing-duration>PT3H44M13S</meta:editing-duration>
    <meta:editing-cycles>38</meta:editing-cycles>
    <meta:generator>LibreOffice/7.3.4.2$Linux_X86_64 LibreOffice_project/728fec16bd5f605073805c3c9e7c4212a0120dc5</meta:generator>
    <meta:document-statistic meta:table-count="1" meta:cell-count="78" meta:object-count="0"/>
  </office:meta>
</office:document-meta>
</file>